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DCA8C8C343003A5179.png" manifest:media-type="image/png"/>
  <manifest:file-entry manifest:full-path="Pictures/TablePreview1.svm" manifest:media-type=""/>
  <manifest:file-entry manifest:full-path="Pictures/10000001000002590000030F8F57F2E444ADE1B8.png" manifest:media-type="image/png"/>
  <manifest:file-entry manifest:full-path="Pictures/1000000100000244000001C4A6C62E4CBE4AB6A0.png" manifest:media-type="image/png"/>
  <manifest:file-entry manifest:full-path="Pictures/1000000100000244000001C47C37F5F3AF7545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11111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069a2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6cm, 1.88cm, 6.427cm, 1.848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593cm" style:use-optimal-column-width="false"/>
    </style:style>
    <style:style style:name="co2" style:family="table-column">
      <style:table-column-properties style:column-width="2.967cm" style:use-optimal-column-width="false"/>
    </style:style>
    <style:style style:name="ro1" style:family="table-row">
      <style:table-row-properties style:row-height="0.817cm" style:use-optimal-row-height="false"/>
    </style:style>
    <style:style style:name="ro2" style:family="table-row">
      <style:table-row-properties style:row-height="0.66cm" style:use-optimal-row-height="false"/>
    </style:style>
    <style:style style:name="ro3" style:family="table-row">
      <style:table-row-properties style:row-height="0.82cm" style:use-optimal-row-height="false"/>
    </style:style>
    <style:style style:name="ce1" style:family="table-cell">
      <loext:graphic-properties draw:fill="none"/>
      <style:paragraph-properties fo:margin-top="0cm" fo:margin-bottom="0cm" fo:border-left="1.28pt solid #000000" fo:border-right="0.43pt solid #000000" fo:border-top="1.28pt solid #000000" fo:border-bottom="0.43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none"/>
      <style:paragraph-properties fo:margin-top="0cm" fo:margin-bottom="0cm" fo:border-left="0.43pt solid #000000" fo:border-right="1.28pt solid #000000" fo:border-top="1.28pt solid #000000" fo:border-bottom="0.43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="none"/>
      <style:paragraph-properties fo:margin-top="0cm" fo:margin-bottom="0cm" fo:border-left="1.28pt solid #000000" fo:border-right="0.43pt solid #000000" fo:border-top="0.43pt solid #000000" fo:border-bottom="0.4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margin-top="0cm" fo:margin-bottom="0cm" fo:border-left="0.43pt solid #000000" fo:border-right="1.28pt solid #000000" fo:border-top="0.43pt solid #000000" fo:border-bottom="0.43pt solid #000000"/>
      <style:text-properties fo:font-size="14pt" style:font-size-asian="14pt" style:font-size-complex="14pt"/>
    </style:style>
    <style:style style:name="ce5" style:family="table-cell">
      <loext:graphic-properties draw:fill="none"/>
      <style:paragraph-properties fo:margin-top="0cm" fo:margin-bottom="0cm" fo:border-left="1.28pt solid #000000" fo:border-right="0.43pt solid #000000" fo:border-top="0.43pt solid #000000" fo:border-bottom="1.28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margin-top="0cm" fo:margin-bottom="0cm" fo:border-left="0.43pt solid #000000" fo:border-right="1.28pt solid #000000" fo:border-top="0.43pt solid #000000" fo:border-bottom="1.28pt solid #000000"/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cm" fo:margin-bottom="0cm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top="0cm" fo:margin-bottom="0cm"/>
      <style:text-properties fo:font-size="14pt" style:font-size-asian="14pt" style:font-size-complex="14pt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345cm" svg:height="11.958cm" svg:x="6.35cm" svg:y="1.912cm">
          <draw:image xlink:href="Pictures/1000000100000244000001C47C37F5F3AF7545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5.345cm" svg:height="11.958cm" svg:x="6.36cm" svg:y="1.912cm">
          <draw:image xlink:href="Pictures/1000000100000244000001C4A6C62E4CBE4AB6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2.087cm" svg:height="15.749cm" svg:x="7.989cm" svg:y="0.016cm">
          <draw:image xlink:href="Pictures/10000001000002590000030F8F57F2E444ADE1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5.345cm" svg:height="11.958cm" svg:x="6.36cm" svg:y="1.912cm">
          <draw:image xlink:href="Pictures/1000000100000244000001C4A6C62E4CBE4AB6A0.png" xlink:type="simple" xlink:show="embed" xlink:actuate="onLoad" draw:mime-type="image/png">
            <text:p/>
          </draw:image>
        </draw:frame>
        <draw:line draw:style-name="gr3" draw:text-style-name="P1" draw:layer="layout" svg:x1="10.16cm" svg:y1="8.89cm" svg:x2="4.445cm" svg:y2="8.89cm">
          <text:p/>
        </draw:line>
        <draw:line draw:style-name="gr4" draw:text-style-name="P1" draw:layer="layout" svg:x1="10.16cm" svg:y1="10.312cm" svg:x2="4.445cm" svg:y2="10.312cm">
          <text:p/>
        </draw:line>
        <draw:line draw:style-name="gr5" draw:text-style-name="P1" draw:layer="layout" svg:x1="10.16cm" svg:y1="8.56cm" svg:x2="4.445cm" svg:y2="8.56cm">
          <text:p/>
        </draw:line>
        <draw:line draw:style-name="gr6" draw:text-style-name="P1" draw:layer="layout" svg:x1="10.16cm" svg:y1="10.643cm" svg:x2="4.445cm" svg:y2="10.643cm">
          <text:p/>
        </draw:line>
        <draw:frame draw:style-name="gr7" draw:text-style-name="P3" draw:layer="layout" svg:width="1.27cm" svg:height="0.635cm" svg:x="3.708cm" svg:y="8.255cm">
          <draw:text-box>
            <text:p><text:span text:style-name="T1">Vcc</text:span></text:p>
          </draw:text-box>
        </draw:frame>
        <draw:frame draw:style-name="gr7" draw:text-style-name="P3" draw:layer="layout" svg:width="1.27cm" svg:height="0.635cm" svg:x="3.81cm" svg:y="10.363cm">
          <draw:text-box>
            <text:p><text:span text:style-name="T1">trig</text:span></text:p>
          </draw:text-box>
        </draw:frame>
        <draw:frame draw:style-name="gr7" draw:text-style-name="P3" draw:layer="layout" svg:width="1.27cm" svg:height="0.635cm" svg:x="3.658cm" svg:y="10.033cm">
          <draw:text-box>
            <text:p><text:span text:style-name="T1">echo</text:span></text:p>
          </draw:text-box>
        </draw:frame>
        <draw:frame draw:style-name="gr7" draw:text-style-name="P3" draw:layer="layout" svg:width="1.27cm" svg:height="0.635cm" svg:x="3.658cm" svg:y="8.611cm">
          <draw:text-box>
            <text:p><text:span text:style-name="T1">GND</text:span></text:p>
          </draw:text-box>
        </draw:frame>
        <draw:frame draw:style-name="gr1" draw:text-style-name="P1" draw:layer="layout" svg:width="6.36cm" svg:height="6.652cm" svg:x="0cm" svg:y="0cm">
          <draw:image xlink:href="Pictures/10000001000002BC000002DCA8C8C343003A51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5.345cm" svg:height="11.958cm" svg:x="11.764cm" svg:y="2.012cm">
          <draw:image xlink:href="Pictures/1000000100000244000001C4A6C62E4CBE4AB6A0.png" xlink:type="simple" xlink:show="embed" xlink:actuate="onLoad" draw:mime-type="image/png">
            <text:p/>
          </draw:image>
        </draw:frame>
        <draw:g>
          <draw:line draw:style-name="gr3" draw:text-style-name="P1" draw:layer="layout" svg:x1="15.564cm" svg:y1="8.99cm" svg:x2="9.849cm" svg:y2="8.99cm">
            <text:p/>
          </draw:line>
          <draw:line draw:style-name="gr4" draw:text-style-name="P1" draw:layer="layout" svg:x1="15.564cm" svg:y1="10.412cm" svg:x2="9.849cm" svg:y2="10.412cm">
            <text:p/>
          </draw:line>
          <draw:line draw:style-name="gr5" draw:text-style-name="P1" draw:layer="layout" svg:x1="15.564cm" svg:y1="8.66cm" svg:x2="9.849cm" svg:y2="8.66cm">
            <text:p/>
          </draw:line>
          <draw:line draw:style-name="gr6" draw:text-style-name="P1" draw:layer="layout" svg:x1="15.564cm" svg:y1="10.743cm" svg:x2="9.849cm" svg:y2="10.743cm">
            <text:p/>
          </draw:line>
          <draw:frame draw:style-name="gr7" draw:text-style-name="P3" draw:layer="layout" svg:width="1.27cm" svg:height="0.635cm" svg:x="9.525cm" svg:y="8.025cm">
            <draw:text-box>
              <text:p><text:span text:style-name="T1">Vcc</text:span></text:p>
            </draw:text-box>
          </draw:frame>
          <draw:frame draw:style-name="gr7" draw:text-style-name="P3" draw:layer="layout" svg:width="1.27cm" svg:height="0.635cm" svg:x="9.525cm" svg:y="10.693cm">
            <draw:text-box>
              <text:p><text:span text:style-name="T1">Trig</text:span></text:p>
            </draw:text-box>
          </draw:frame>
          <draw:frame draw:style-name="gr7" draw:text-style-name="P3" draw:layer="layout" svg:width="1.27cm" svg:height="0.635cm" svg:x="9.525cm" svg:y="9.906cm">
            <draw:text-box>
              <text:p><text:span text:style-name="T1">Echo</text:span></text:p>
            </draw:text-box>
          </draw:frame>
          <draw:frame draw:style-name="gr7" draw:text-style-name="P3" draw:layer="layout" svg:width="1.27cm" svg:height="0.635cm" svg:x="9.525cm" svg:y="9.042cm">
            <draw:text-box>
              <text:p><text:span text:style-name="T1">GND</text:span></text:p>
            </draw:text-box>
          </draw:frame>
          <draw:frame draw:style-name="gr8" draw:text-style-name="P1" draw:layer="layout" svg:width="5.079cm" svg:height="3.174cm" svg:x="4.826cm" svg:y="4.446cm">
            <draw:image xlink:href="Pictures/10000001000002BC000002DCA8C8C343003A5179.png" xlink:type="simple" xlink:show="embed" xlink:actuate="onLoad" draw:mime-type="image/png">
              <text:p/>
            </draw:image>
          </draw:frame>
          <draw:line draw:style-name="gr5" draw:text-style-name="P1" draw:layer="layout" svg:x1="10.109cm" svg:y1="8.66cm" svg:x2="6.934cm" svg:y2="8.66cm">
            <text:p/>
          </draw:line>
          <draw:line draw:style-name="gr5" draw:text-style-name="P1" draw:layer="layout" svg:x1="6.985cm" svg:y1="8.66cm" svg:x2="6.985cm" svg:y2="7.62cm">
            <text:p/>
          </draw:line>
          <draw:line draw:style-name="gr3" draw:text-style-name="P1" draw:layer="layout" svg:x1="10.211cm" svg:y1="8.99cm" svg:x2="7.671cm" svg:y2="8.99cm">
            <text:p/>
          </draw:line>
          <draw:line draw:style-name="gr3" draw:text-style-name="P1" draw:layer="layout" svg:x1="7.722cm" svg:y1="8.99cm" svg:x2="7.722cm" svg:y2="7.62cm">
            <text:p/>
          </draw:line>
          <draw:line draw:style-name="gr4" draw:text-style-name="P1" draw:layer="layout" svg:x1="13.132cm" svg:y1="10.414cm" svg:x2="7.417cm" svg:y2="10.414cm">
            <text:p/>
          </draw:line>
          <draw:line draw:style-name="gr6" draw:text-style-name="P1" draw:layer="layout" svg:x1="12.903cm" svg:y1="10.744cm" svg:x2="7.188cm" svg:y2="10.744cm">
            <text:p/>
          </draw:line>
          <draw:line draw:style-name="gr4" draw:text-style-name="P1" draw:layer="layout" svg:x1="7.468cm" svg:y1="10.412cm" svg:x2="7.468cm" svg:y2="7.62cm">
            <text:p/>
          </draw:line>
          <draw:line draw:style-name="gr6" draw:text-style-name="P1" draw:layer="layout" svg:x1="7.239cm" svg:y1="10.744cm" svg:x2="7.239cm" svg:y2="7.569cm">
            <text:p/>
          </draw:line>
        </draw:g>
        <draw:frame draw:style-name="standard" draw:layer="layout" svg:width="5.559cm" svg:height="4.086cm" svg:x="0.843cm" svg:y="10.8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Nucleo</text:p>
              </table:table-cell>
              <table:table-cell table:style-name="ce2">
                <text:p text:style-name="P5">HC-SR04</text:p>
              </table:table-cell>
            </table:table-row>
            <table:table-row table:style-name="ro2">
              <table:table-cell table:style-name="ce3">
                <text:p text:style-name="P6">+5V</text:p>
              </table:table-cell>
              <table:table-cell table:style-name="ce4">
                <text:p text:style-name="P6">Vcc</text:p>
              </table:table-cell>
            </table:table-row>
            <table:table-row table:style-name="ro1">
              <table:table-cell table:style-name="ce3">
                <text:p text:style-name="P6">GND</text:p>
              </table:table-cell>
              <table:table-cell table:style-name="ce4">
                <text:p text:style-name="P6">GND</text:p>
              </table:table-cell>
            </table:table-row>
            <table:table-row table:style-name="ro1">
              <table:table-cell table:style-name="ce3">
                <text:p text:style-name="P6">PA0</text:p>
              </table:table-cell>
              <table:table-cell table:style-name="ce4">
                <text:p text:style-name="P6">Echo</text:p>
              </table:table-cell>
            </table:table-row>
            <table:table-row table:style-name="ro3">
              <table:table-cell table:style-name="ce5">
                <text:p text:style-name="P6">PA1</text:p>
              </table:table-cell>
              <table:table-cell table:style-name="ce6">
                <text:p text:style-name="P6">Trigg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4T18:08:40.376548131</meta:creation-date>
    <dc:date>2024-10-26T11:07:37.377177908</dc:date>
    <meta:editing-duration>PT24M12S</meta:editing-duration>
    <meta:editing-cycles>4</meta:editing-cycles>
    <meta:generator>LibreOffice/7.3.7.2$Linux_X86_64 LibreOffice_project/30$Build-2</meta:generator>
    <meta:document-statistic meta:object-count="64"/>
  </office:meta>
</office:document-meta>
</file>